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EZ CHOSEC, VIRGI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69789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06296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EZ CHOSEC, VIRGI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69789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0</text:p>
          </table:table-cell>
          <table:table-cell table:style-name="Tableau1.D2" office:value-type="string">
            <text:p text:style-name="P8">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246501</text:p>
          </table:table-cell>
          <table:table-cell table:style-name="Tabla2.D3" office:value-type="string">
            <text:p text:style-name="P23">1251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5959090</text:p>
          </table:table-cell>
          <table:table-cell table:style-name="Tabla2.D4" office:value-type="string">
            <text:p text:style-name="P23">7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SE LE REALIZA REPOSICION DE 150 UNIDADES, POR MORTANDAD PRESENTADA EN AEROLINEA LAN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17:53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